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66pt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89cm" svg:height="4.064cm" svg:x="0.508cm" svg:y="0.508cm">
          <draw:text-box>
            <text:p text:style-name="P2"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2-11T10:55:29.198000000</dc:date>
    <meta:editing-duration>PT19H4M54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